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1" style:family="text">
      <style:text-properties officeooo:rsid="000ad3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isting of all IDs that were broadcasting the same data in a ~30 second period without changing, engine was running</text:p>
      <text:p text:style-name="Standard"/>
      <text:p text:style-name="Standard">Known static conditions:</text:p>
      <text:p text:style-name="Standard">Outside air temp: 103*F</text:p>
      <text:p text:style-name="Standard">Odometer: 904 miles</text:p>
      <text:p text:style-name="Standard">Time/date: 7:01am, Jan 1 2017</text:p>
      <text:p text:style-name="Standard">Gear: park</text:p>
      <text:p text:style-name="Standard">ESC mode: on</text:p>
      <text:p text:style-name="Standard">AC: on</text:p>
      <text:p text:style-name="Standard">AC fan: on</text:p>
      <text:p text:style-name="Standard">Speed: 0 mph</text:p>
      <text:p text:style-name="Standard"/>
      <text:p text:style-name="Standard">6314000: unknown: 0000000000000000</text:p>
      <text:p text:style-name="Standard">4294001: unknown: 0000B30000000000</text:p>
      <text:p text:style-name="Standard">421400B: unknown: 00863E0400000000</text:p>
      <text:p text:style-name="Standard">6214000: Lights, maybe: 0404400000570B00</text:p>
      <text:p text:style-name="Standard">C054003: unknown: 047005AE815A0000</text:p>
      <text:p text:style-name="Standard">63D4000: unknown: 9F56000018B70000</text:p>
      <text:p text:style-name="Standard">4394000: unknown: 00000002</text:p>
      <text:p text:style-name="Standard">4214006: ESC mode: 0000000000000006</text:p>
      <text:p text:style-name="Standard">621400A: unknown: 0400</text:p>
      <text:p text:style-name="Standard">6254000: unknown: 80FFFF00FFFFFF00</text:p>
      <text:p text:style-name="Standard">6314003: unknown: 0010700000000000</text:p>
      <text:p text:style-name="Standard">621401A: unknown: 0005010092000000</text:p>
      <text:p text:style-name="Standard">2214000: unknown: 000000000000</text:p>
      <text:p text:style-name="Standard">A3D4003: unknown: 2CA51004D0000000</text:p>
      <text:p text:style-name="Standard">6284000: Steering wheel controls: 0000000000000000</text:p>
      <text:p text:style-name="Standard">A354003: unknown: 2CA51004D0000000</text:p>
      <text:p text:style-name="Standard">6314018: Reverse: C000000000000000</text:p>
      <text:p text:style-name="Standard">62BBF00: unknown: 0000000000000000</text:p>
      <text:p text:style-name="Standard">A194003: unknown: 0000400000000000</text:p>
      <text:p text:style-name="Standard">C394003: unknown: C302000008016000</text:p>
      <text:p text:style-name="Standard">E094000: <text:span text:style-name="T1">unknown</text:span>: 001E05401C4B</text:p>
      <text:p text:style-name="Standard">E094003: unknown: 001E</text:p>
      <text:p text:style-name="Standard">E09400A: unknown: 001E</text:p>
      <text:p text:style-name="Standard">E094018: unknown: 001E</text:p>
      <text:p text:style-name="Standard">E09401A: unknown: 000E</text:p>
      <text:p text:style-name="Standard">E094020: unknown: 000A</text:p>
      <text:p text:style-name="Standard">2294000: unknown: 0000000000000000</text:p>
      <text:p text:style-name="Standard">C214003: Time/date string: 070101012017</text:p>
      <text:p text:style-name="Standard"/>
      <text:p text:style-name="Standard">*********************************************************</text:p>
      <text:p text:style-name="Standard">Another static dump, but with engine off (only one new ID):</text:p>
      <text:p text:style-name="Standard"/>
      <text:p text:style-name="Standard">4294001: unknown: 0000B30000000000</text:p>
      <text:p text:style-name="Standard">421400B: unknown: 00863E0400000000</text:p>
      <text:p text:style-name="Standard">3029100: unknown: 0000000000000000</text:p>
      <text:p text:style-name="Standard">621401A: unknown: 0005010092000000</text:p>
      <text:p text:style-name="Standard"><text:soft-page-break/>4214001: unknown: 0081508B00000000</text:p>
      <text:p text:style-name="Standard">6214000: Lights, maybe: 0404480000570B00</text:p>
      <text:p text:style-name="Standard">621400A: unknown: 0400</text:p>
      <text:p text:style-name="Standard">C054003: unknown: 047005AE895A0000</text:p>
      <text:p text:style-name="Standard">63D4000: unknown: 9F4F00001AB70000</text:p>
      <text:p text:style-name="Standard">4394000: unknown: 00000002</text:p>
      <text:p text:style-name="Standard">4214006: ESC mode: 0000000000000000</text:p>
      <text:p text:style-name="Standard">6254000: unknown: 00FFFF00FFFFFF00</text:p>
      <text:p text:style-name="Standard">6314003: unknown: 0010700000000000</text:p>
      <text:p text:style-name="Standard">2214000: unknown: 000000000000</text:p>
      <text:p text:style-name="Standard">A3D4003: unknown: 2CA5100500000000</text:p>
      <text:p text:style-name="Standard">6284000: Steering wheel controls: 0000000000000000</text:p>
      <text:p text:style-name="Standard">A354003: unknown: 2CA5100500000000</text:p>
      <text:p text:style-name="Standard">62BBF00: unknown: 0000000000000000</text:p>
      <text:p text:style-name="Standard">A194003: unknown: 0000400000000000</text:p>
      <text:p text:style-name="Standard">C394003: unknown: C302000008016000</text:p>
      <text:p text:style-name="Standard">E094000: Key/ignition status probably: 001E05401C4B</text:p>
      <text:p text:style-name="Standard">E09400A: unknown: 001E</text:p>
      <text:p text:style-name="Standard">E094003: unknown: 001E</text:p>
      <text:p text:style-name="Standard">E094018: unknown: 001E</text:p>
      <text:p text:style-name="Standard">E09401A: unknown: 000E</text:p>
      <text:p text:style-name="Standard">E094020: unknown: 000A</text:p>
      <text:p text:style-name="Standard">6314018: Reverse: C000000000000000</text:p>
      <text:p text:style-name="Standard">2294000: unknown: 0000000000000000</text:p>
      <text:p text:style-name="Standard">C214003: Time/date string: 070701012017</text:p>
      <text:p text:style-name="Standard"/>
      <text:p text:style-name="Standard">***********************************************</text:p>
      <text:p text:style-name="Standard">IDs that change upon pressing brake:</text:p>
      <text:p text:style-name="Standard"/>
      <text:p text:style-name="Standard">4294001</text:p>
      <text:p text:style-name="Standard">421400B</text:p>
      <text:p text:style-name="Standard">2214000</text:p>
      <text:p text:style-name="Standard">63D4000</text:p>
      <text:p text:style-name="Standard"/>
      <text:p text:style-name="Standard">4214001 is more or less static with engine off, but does change as brake pedal is pressed. However, it changes constantly when engine is running. Perhaps this is brake booster press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7:54:37.928866485</meta:creation-date>
    <dc:date>2018-05-11T17:38:14.033826590</dc:date>
    <meta:editing-duration>PT1M21S</meta:editing-duration>
    <meta:editing-cycles>2</meta:editing-cycles>
    <meta:generator>LibreOffice/6.0.2.1.0$Linux_X86_64 LibreOffice_project/00m0$Build-1</meta:generator>
    <meta:document-statistic meta:table-count="0" meta:image-count="0" meta:object-count="0" meta:page-count="2" meta:paragraph-count="76" meta:word-count="285" meta:character-count="2511" meta:non-whitespace-character-count="2302"/>
  </office:meta>
</office:document-meta>
</file>